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59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59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59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59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1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1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1">
            <text:p>0901 <text:s/>17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1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2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3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4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5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6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7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7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7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7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8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9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9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69">
            <text:p>0901 <text:s/>1733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1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1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1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1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2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2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2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3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3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3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4">
            <text:p>0901 <text:s/>1733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4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4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5">
            <text:p>0901 <text:s/>173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6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7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79">
            <text:p>0901 <text:s/>1733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6">
            <text:p>11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7">
            <text:p>11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8">
            <text:p>11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9">
            <text:p>11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0">
            <text:p>12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3">
            <text:p>113</text:p>
          </table:table-cell>
          <table:table-cell table:style-name="ce7" table:formula="of:=NOW()" office:value-type="date" office:date-value="2021-09-01T17:33:14.8">
            <text:p>0901 <text:s/>173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01T17:33:14.8">
            <text:p>2021/9/1 17:3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1T17:33:14.8">
            <text:p>0901 <text:s/>1733</text:p>
          </table:table-cell>
          <table:table-cell table:style-name="ce7" table:formula="of:=NOW()" office:value-type="date" office:date-value="2021-09-01T17:33:14.8">
            <text:p>0901 <text:s/>173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01T17:33:14.8">
            <text:p>0901 <text:s/>173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01T17:33:12.5">
            <text:p>0901 <text:s/>173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01T17:33:15">
            <text:p>0901 <text:s/>1733</text:p>
          </table:table-cell>
          <table:table-cell table:style-name="ce7" table:formula="of:=NOW()" office:value-type="date" office:date-value="2021-09-01T17:33:15">
            <text:p>0901 <text:s/>173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01T17:33:15">
            <text:p>0901 <text:s/>173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1">2021/09/01</text:date>, <text:time>17:33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01T17:33:14.19</dc:date>
    <dc:creator>iwabuchi ken</dc:creator>
    <meta:editing-duration>P6DT21H22M2S</meta:editing-duration>
    <meta:editing-cycles>1025</meta:editing-cycles>
    <meta:generator>OpenOffice/4.1.3$Win32 OpenOffice.org_project/413m1$Build-9783</meta:generator>
    <meta:document-statistic meta:table-count="2" meta:cell-count="1196" meta:object-count="0"/>
  </office:meta>
</office:document-meta>
</file>